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23d"/>
    </style:style>
    <style:style style:name="T1" style:family="text">
      <style:text-properties officeooo:rsid="001012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: ['Hong Kong SAR'],</text:p>
      <text:p text:style-name="Standard"><text:s text:c="2"/>3: ['Andorra', 'Guatemala', 'Honduras', 'Mexico'],</text:p>
      <text:p text:style-name="Standard"><text:s text:c="2"/>5: ['Brazil', 'Monaco', 'Spain', 'United Kingdom'],</text:p>
      <text:p text:style-name="Standard"><text:s text:c="2"/>7: [</text:p>
      <text:p text:style-name="Standard"><text:s text:c="4"/>'Anguilla', 'Antigua &amp; Barbuda', 'Argentina', 'Aruba', 'Bahamas', 'Bangladesh', 'Barbados',</text:p>
      <text:p text:style-name="Standard"><text:s text:c="4"/>'Belize', 'Bermuda', 'Bolivia', 'British Virgin Islands', 'Cayman Islands', 'Chile',</text:p>
      <text:p text:style-name="Standard"><text:s text:c="4"/>'Colombia', 'Costa Rica', 'Cyprus', 'Dominica', 'Dominican Republic', 'Ecuador',</text:p>
      <text:p text:style-name="Standard"><text:s text:c="4"/>'El Salvador', 'Grenada', 'Guadeloupe', 'Guernsey', 'Guyana', 'Haiti', 'Isle of Man',</text:p>
      <text:p text:style-name="Standard"><text:s text:c="4"/>'Jamaica', 'Jersey', 'Liechtenstein', 'Martinique', 'Mexico', 'Mongolia', 'Montserrat',</text:p>
      <text:p text:style-name="Standard"><text:s text:c="4"/>'Netherland Antilles', 'Nicaragua', 'Outer Mongolia', 'Panama', 'Paraguay', 'Peru',</text:p>
      <text:p text:style-name="Standard"><text:s text:c="4"/>'Russia', 'St Helena', 'St Kitts &amp; Nevis', 'St Lucia', 'St Martin', 'St Vincent &amp; The Grenadines',</text:p>
      <text:p text:style-name="Standard"><text:s text:c="4"/>'Suriname', 'Trinidad &amp; Tobago', 'Turkey', 'Turks &amp; Caicos Islands', 'Uruguay', 'Venezuela',</text:p>
      <text:p text:style-name="Standard"><text:s text:c="4"/>'Yemen', 'Switzerland'</text:p>
      <text:p text:style-name="Standard"><text:s text:c="2"/>],</text:p>
      <text:p text:style-name="Standard"><text:s text:c="2"/>8: ['Macau SAR', 'South Korea', 'Vietnam'],</text:p>
      <text:p text:style-name="Standard"><text:s text:c="2"/>9: [</text:p>
      <text:p text:style-name="Standard"><text:s text:c="4"/>'Armenia', 'Australia', 'Austria', 'Belarus', 'Bhutan', 'Bulgaria', 'Burkina Faso', 'Burma/Myanmar',</text:p>
      <text:p text:style-name="Standard"><text:s text:c="4"/>'Burundi', 'Central African Republic (CAR)', 'Cook Island', 'Czech Republic', 'East Timor',</text:p>
      <text:p text:style-name="Standard"><text:s text:c="4"/>'Estonia', 'Fiji', 'Finland', 'French Polynesia', 'Gabon', 'Georgia', 'Germany', 'Gibraltar',</text:p>
      <text:p text:style-name="Standard"><text:s text:c="4"/>'Hungary', 'Italy', 'Kazakhstan', 'Kiribati', 'Kosovo Republic', 'Kyrgyzstan', 'Laos', 'Latvia',</text:p>
      <text:p text:style-name="Standard"><text:s text:c="4"/>'Lesotho', 'Libya', 'Lithuania', 'Maldives', 'Marshall Islands', 'Moldova', 'Montenegro',</text:p>
      <text:p text:style-name="Standard"><text:s text:c="4"/>'Namibia', 'Nauru', 'Nepal', 'New Caledonia', 'New Zealand', 'Niger', 'Palau',</text:p>
      <text:p text:style-name="Standard"><text:s text:c="4"/>'Palestine (West Bank &amp; Gaza)', 'Portugal', 'Republic of Congo-Brazzaville', 'Rwanda',</text:p>
      <text:p text:style-name="Standard"><text:s text:c="4"/>'San Marino', 'Sao Tome and Principe', 'Serbia', 'Slovenia', 'Solomon Islands',</text:p>
      <text:p text:style-name="Standard"><text:s text:c="4"/>'Swaziland', 'Sweden', 'Tajikistan', 'Thailand', 'Timor-Leste', 'Turkmenistan', 'Ukraine',</text:p>
      <text:p text:style-name="Standard"><text:s text:c="4"/>'Uzbekistan', 'Vanuatu'</text:p>
      <text:p text:style-name="Standard"><text:s text:c="2"/>],</text:p>
      <text:p text:style-name="Standard"><text:s text:c="2"/>10: ['Cambodia', 'Japan', 'Malaysia', 'Thailand'],</text:p>
      <text:p text:style-name="Standard"><text:s text:c="2"/>11: [</text:p>
      <text:p text:style-name="Standard"><text:s text:c="4"/>'Afghanistan', 'Albania', 'Azerbaijan', 'Belgium', 'Benin', 'Bosnia &amp; Herzegovina', 'Botswana',</text:p>
      <text:p text:style-name="Standard"><text:s text:c="4"/>'Cameroon', 'Cape Verde', 'Croatia', 'Czech Republic', 'Denmark', 'Djibouti', 'Faroe Islands',</text:p>
      <text:p text:style-name="Standard"><text:s text:c="4"/>'Federated States of Micronesia', 'France', 'Gambia', 'Greenland', 'Guinea', 'Guinea-Bissau',</text:p>
      <text:p text:style-name="Standard"><text:s text:c="4"/>'Iceland', 'India', 'Luxembourg', 'Macedonia', 'Madagascar', 'Mauritania', 'Papua New Guinea',</text:p>
      <text:p text:style-name="Standard"><text:s text:c="4"/>'Romania', 'Slovakia', 'Slovenia', 'Togo'</text:p>
      <text:p text:style-name="Standard"><text:s text:c="2"/>],</text:p>
      <text:p text:style-name="Standard"><text:s text:c="2"/>12: ['Bahrain', 'Oman', 'Qatar'],</text:p>
      <text:p text:style-name="Standard"><text:s text:c="2"/>13: ['Malta', 'Netherlands', 'Norway'],</text:p>
      <text:p text:style-name="Standard"><text:s text:c="2"/>14: ['Taiwan'],</text:p>
      <text:p text:style-name="Standard"><text:s text:c="2"/>15: ['Algeria', 'Angola', 'Ethiopia', 'Mali', 'Philippines', 'Poland'],</text:p>
      <text:p text:style-name="Standard"><text:s text:c="2"/>16: [</text:p>
      <text:p text:style-name="Standard"><text:s text:c="4"/>'Comoros', 'Cote d\'ivoire', 'Egypt', 'Eritrea', 'Ghana', 'Iraq', 'Jordan', 'Kenya', 'Kuwait',</text:p>
      <text:p text:style-name="Standard"><text:s text:c="4"/>'Lebanon', 'Liberia', 'Malawi', 'Mauritius', 'Morocco', 'Mozambique', 'Nigeria', 'Pakistan',</text:p>
      <text:p text:style-name="Standard"><text:s text:c="4"/>'Seychelles', 'Sierra Leone', 'South Africa', 'Sri Lanka', 'Tanzania', 'Tunisia', 'Uganda',</text:p>
      <text:p text:style-name="Standard"><text:s text:c="4"/>'Zambia', 'Zimbabwe'</text:p>
      <text:p text:style-name="Standard"><text:s text:c="2"/>]</text:p>
      <text:p text:style-name="Standard"/>
      <text:p text:style-name="Standard">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{</text:p>
      <text:p text:style-name="Standard"><text:s text:c="2"/>"3": ["AD", "GT", "HN", "MX"],</text:p>
      <text:p text:style-name="Standard"><text:s text:c="2"/>"5": ["BR", "MC", "ES", "GB"],</text:p>
      <text:p text:style-name="Standard"><text:s text:c="2"/>"7": [</text:p>
      <text:p text:style-name="Standard"><text:s text:c="4"/>"AI", "AR", "AW", "BS", "BD", "BB", "BZ", "BM", "BO",</text:p>
      <text:p text:style-name="Standard"><text:s text:c="4"/>"VG", "KY", "CL", "CO", "CR", "CY", "DM", "DO", "EC", "SV", "GD",</text:p>
      <text:p text:style-name="Standard"><text:s text:c="4"/>"GP", "GG", "GY", "HT", "IM", "JM", "JE", "LI", "MQ", "MX", "MN",</text:p>
      <text:p text:style-name="Standard"><text:s text:c="4"/>"MS", "NI", "PA", "PY", "PE", "UY", "VE", "YE", "CH"</text:p>
      <text:p text:style-name="Standard"><text:s text:c="2"/>],</text:p>
      <text:p text:style-name="Standard"><text:s text:c="2"/>"8": ["VN"],</text:p>
      <text:p text:style-name="Standard"><text:s text:c="2"/>"9": [</text:p>
      <text:p text:style-name="Standard"><text:s text:c="4"/>"AM", "AU", "AT", "BY", "BT", "BG", "BF", "BI",</text:p>
      <text:p text:style-name="Standard"><text:s text:c="4"/>"CZ", "EE", "FJ", "FI", "PF", "GA", "GE", "DE", "GI",</text:p>
      <text:p text:style-name="Standard"><text:s text:c="4"/>"HU", "IT", "KZ", "KI", "KG", "LV", "LS", "LY", "LT", "MV",</text:p>
      <text:p text:style-name="Standard"><text:s text:c="4"/>"MH", "MD", "ME", "NA", "NR", "NP", "NC", "NZ", "NE", "PW",</text:p>
      <text:p text:style-name="Standard"><text:s text:c="4"/>"PT", "RW", "SM", "ST", "RS", "SI", "SB", "SE", "TJ", "TL",</text:p>
      <text:p text:style-name="Standard"><text:s text:c="4"/>"TM", "UA", "UZ", "VU"</text:p>
      <text:p text:style-name="Standard"><text:s text:c="2"/>],</text:p>
      <text:p text:style-name="Standard"><text:s text:c="2"/>"10": ["KH", "JP", "MY", "TH"],</text:p>
      <text:p text:style-name="Standard"><text:s text:c="2"/>"11": [</text:p>
      <text:p text:style-name="Standard"><text:s text:c="4"/>"AF", "AL", "AZ", "BE", "BJ", "BW", "CM",</text:p>
      <text:p text:style-name="Standard"><text:s text:c="4"/>"HR", "CZ", "DK", "DJ", "FO", "FM", "FR", "GM", "GL",</text:p>
      <text:p text:style-name="Standard"><text:s text:c="4"/>"GN", "GW", "IS", "IN", "LU", "MG", "MR", "PG", "RO",</text:p>
      <text:p text:style-name="Standard"><text:s text:c="4"/>"SK", "SI", "TG"</text:p>
      <text:p text:style-name="Standard"><text:s text:c="2"/>],</text:p>
      <text:p text:style-name="Standard"><text:s text:c="2"/>"12": ["BH", "OM", "QA"],</text:p>
      <text:p text:style-name="Standard"><text:s text:c="2"/>"13": ["MT", "NL", "NO"],</text:p>
      <text:p text:style-name="Standard"><text:s text:c="2"/>"14": ["TW"],</text:p>
      <text:p text:style-name="Standard"><text:s text:c="2"/>"15": ["DZ", "AO", "ET", "ML", "PH", "PL"],</text:p>
      <text:p text:style-name="Standard"><text:s text:c="2"/>"16": [</text:p>
      <text:p text:style-name="Standard"><text:s text:c="4"/>"KM", "EG", "ER", "GH", "IQ", "JO", "KE", "KW",</text:p>
      <text:p text:style-name="Standard"><text:s text:c="4"/>"LB", "LR", "MW", "MU", "MA", "MZ", "NG", "PK", "SC",</text:p>
      <text:p text:style-name="Standard"><text:s text:c="4"/>"SL", "ZA", "LK", "TZ", "TN", "UG", "ZM", "ZW"</text:p>
      <text:p text:style-name="Standard"><text:s text:c="2"/>],</text:p>
      <text:p text:style-name="P1">"<text:span text:style-name="T1">17</text:span>": ["<text:span text:style-name="T1">SG</text:span>"],</text:p>
      <text:p text:style-name="P1">"<text:span text:style-name="T1">6</text:span>": ["<text:span text:style-name="T1">CN</text:span>"],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5:22:27.201603371</meta:creation-date>
    <dc:date>2025-05-13T15:29:16.620239793</dc:date>
    <meta:editing-duration>PT3M1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83" meta:word-count="487" meta:character-count="4032" meta:non-whitespace-character-count="3384"/>
  </office:meta>
</office:document-meta>
</file>